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fo:border="0.06pt solid #000000"/>
      <style:text-properties style:font-name="Liberation Mono" style:text-underline-style="solid" style:text-underline-width="auto" style:text-underline-color="font-color"/>
    </style:style>
    <style:style style:name="ce3" style:family="table-cell" style:parent-style-name="Default">
      <style:table-cell-properties fo:border="0.06pt solid #000000"/>
      <style:text-properties style:font-name="Liberation Mono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Mono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PERS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T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Name</text:p>
          </table:table-cell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Time 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EE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ime Stamp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Time Stamp</text:p>
          </table:table-cell>
          <table:table-cell table:style-name="ce3" office:value-type="string" calcext:value-type="string">
            <text:p>Retweets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retwee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Name</text:p>
          </table:table-cell>
          <table:table-cell table:style-name="ce2"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TA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Name</text:p>
          </table:table-cell>
          <table:table-cell table:style-name="ce3" office:value-type="string" calcext:value-type="string">
            <text:p>Time Stamp</text:p>
          </table:table-cell>
          <table:table-cell table:style-name="ce3" office:value-type="string" calcext:value-type="string">
            <text:p>Occure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ES ALO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Name 1</text:p>
          </table:table-cell>
          <table:table-cell table:style-name="ce2" office:value-type="string" calcext:value-type="string">
            <text:p>HName 2</text:p>
          </table:table-cell>
          <table:table-cell table:style-name="ce5" office:value-type="string" calcext:value-type="string">
            <text:p>Pair Occurence</text:p>
          </table:table-cell>
          <table:table-cell table:style-name="ce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1:04:59.370167249</meta:creation-date>
    <dc:date>2017-05-08T21:17:34.340265166</dc:date>
    <meta:editing-duration>PT2M2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